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4.341in" table:align="left" style:may-break-between-rows="false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0.7729in"/>
    </style:style>
    <style:style style:name="Table1.C" style:family="table-column">
      <style:table-column-properties style:column-width="0.7174in"/>
    </style:style>
    <style:style style:name="Table1.D" style:family="table-column">
      <style:table-column-properties style:column-width="0.9701in"/>
    </style:style>
    <style:style style:name="Table1.E" style:family="table-column">
      <style:table-column-properties style:column-width="1.015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-left="0.0347in solid #000000" fo:border-right="0.0007in solid #000000" fo:border-top="0.0007in solid #000000" fo:border-bottom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34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text-position="sub 58%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Notes on Lessons 114-117</text:p>
      <text:p text:style-name="Subtitle">David A. Wheeler, 2009-04-14</text:p>
      <text:h text:style-name="Heading_20_1" text:outline-level="1">Lesson 114: Graphs of Factored Polynomial Functions</text:h>
      <text:p text:style-name="Text_20_body">This lesson explains how to quickly graph polynomials, particularly higher-powered ones; it also helps you get a “feel” for what these polynomials do. <text:s/>The book does a good job on this, so read it; here we’ll just note the highlights.</text:p>
      <text:p text:style-name="Text_20_body">A <text:span text:style-name="T3">turning point</text:span> is “hump” in the graph where it changes direction (it changes from going up to going down, or changes from going down to going up). <text:s/>A polynomial always has fewer turning points than its degree, e.g., a fifth-order polynomial has at most 4 turning points.</text:p>
      <text:p text:style-name="Text_20_body">The <text:span text:style-name="T3">sign of the highest-degree term</text:span> determines the polynomial’s eventual direction as it goes towards positive and negative infinity. <text:s/>The eventual direction when going toward negative infinity is also affected by whether that largest exponent is even or odd, e.g., x<text:span text:style-name="T1">2</text:span> as x goes towards negative infinity is positive, but x<text:span text:style-name="T1">3</text:span> as it goes towards negative infinity is negative. <text:s/>This is all because if you multiply an even number of negative numbers, the result is negative; if you multiply an odd number of negative numbers, the result is positive. <text:s/>If the exponent is positive, then sign of the coefficient is the sign of the polynomial as it tends to both positive and negative infinity. <text:s/>Here’s a table that summarizes th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Table_20_Heading">Highest-degree term</text:p>
          </table:table-cell>
          <table:covered-table-cell/>
          <table:covered-table-cell/>
          <table:table-cell table:style-name="Table1.D1" table:number-columns-spanned="2" office:value-type="string">
            <text:p text:style-name="Table_20_Heading">Resulting polynomial value</text:p>
          </table:table-cell>
          <table:covered-table-cell/>
        </table:table-row>
        <table:table-row>
          <table:table-cell table:style-name="Table1.A2" office:value-type="string">
            <text:p text:style-name="Table_20_Heading">Coefficient</text:p>
          </table:table-cell>
          <table:table-cell table:style-name="Table1.A2" office:value-type="string">
            <text:p text:style-name="Table_20_Heading">Exponent</text:p>
          </table:table-cell>
          <table:table-cell table:style-name="Table1.A2" office:value-type="string">
            <text:p text:style-name="Table_20_Heading">Example</text:p>
          </table:table-cell>
          <table:table-cell table:style-name="Table1.D2" office:value-type="string">
            <text:p text:style-name="Table_20_Heading">Towards +<text:span text:style-name="T6">∞</text:span></text:p>
          </table:table-cell>
          <table:table-cell table:style-name="Table1.E2" office:value-type="string">
            <text:p text:style-name="Table_20_Heading">Towards -<text:span text:style-name="T6">∞</text:span></text:p>
          </table:table-cell>
        </table:table-row>
        <table:table-row>
          <table:table-cell table:style-name="Table1.A2" office:value-type="string">
            <text:p text:style-name="P1">+</text:p>
          </table:table-cell>
          <table:table-cell table:style-name="Table1.A2" office:value-type="string">
            <text:p text:style-name="P1">even</text:p>
          </table:table-cell>
          <table:table-cell table:style-name="Table1.A2" office:value-type="string">
            <text:p text:style-name="P1">5x<text:span text:style-name="T1">2</text:span></text:p>
          </table:table-cell>
          <table:table-cell table:style-name="Table1.D2" office:value-type="string">
            <text:p text:style-name="P1">+</text:p>
          </table:table-cell>
          <table:table-cell table:style-name="Table1.E2" office:value-type="string">
            <text:p text:style-name="P1">+</text:p>
          </table:table-cell>
        </table:table-row>
        <table:table-row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even</text:p>
          </table:table-cell>
          <table:table-cell table:style-name="Table1.A2" office:value-type="string">
            <text:p text:style-name="P1">-5x<text:span text:style-name="T1">2</text:span></text:p>
          </table:table-cell>
          <table:table-cell table:style-name="Table1.D2" office:value-type="string">
            <text:p text:style-name="P1">-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1">+</text:p>
          </table:table-cell>
          <table:table-cell table:style-name="Table1.A2" office:value-type="string">
            <text:p text:style-name="P1">odd</text:p>
          </table:table-cell>
          <table:table-cell table:style-name="Table1.A2" office:value-type="string">
            <text:p text:style-name="P1">5x<text:span text:style-name="T1">3</text:span></text:p>
          </table:table-cell>
          <table:table-cell table:style-name="Table1.D2" office:value-type="string">
            <text:p text:style-name="P1">+</text:p>
          </table:table-cell>
          <table:table-cell table:style-name="Table1.E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odd</text:p>
          </table:table-cell>
          <table:table-cell table:style-name="Table1.A2" office:value-type="string">
            <text:p text:style-name="P1">-5x<text:span text:style-name="T1">3</text:span></text:p>
          </table:table-cell>
          <table:table-cell table:style-name="Table1.D2" office:value-type="string">
            <text:p text:style-name="P1">-</text:p>
          </table:table-cell>
          <table:table-cell table:style-name="Table1.E2" office:value-type="string">
            <text:p text:style-name="P1">+</text:p>
          </table:table-cell>
        </table:table-row>
      </table:table>
      <text:p text:style-name="Text_20_body"/>
      <text:p text:style-name="Text_20_body">Finally, there are often <text:span text:style-name="T3">zeros</text:span> (that is, values for x where the polynomial produces 0). <text:s/>You can find these trivially if the polynomial is factored; in (x-2)(x+3), x=2 and x=-3 are zeros.</text:p>
      <text:p text:style-name="Text_20_body">So for example, if you have f(x) = x(x-2)(3-x), you can quickly figure out its general shape. <text:s/>First, note that this will become a 3rd-degree polynomial, i.e., (x<text:span text:style-name="T1">2</text:span>-2x)(3-x) = -x<text:span text:style-name="T1">3</text:span> + 5x<text:span text:style-name="T1">2</text:span> -6x. <text:s/>Then note:</text:p>
      <text:list xml:id="list30414724" text:style-name="L1">
        <text:list-item>
          <text:p text:style-name="P3">Turning points: This is 3rd-degree, so it has at <text:span text:style-name="T3">most</text:span> 2 turning points</text:p>
        </text:list-item>
        <text:list-item>
          <text:p text:style-name="P3">Sign of highest-degree: This is -, and the coefficient is odd, so it will go negative as x goes to positive infinity, and it will go positive as x goes to negative infinity</text:p>
        </text:list-item>
        <text:list-item>
          <text:p text:style-name="P3">Zeros: The polynomial evaluates to 0 at x=0, x=2, and x=3 (see the factoring above).</text:p>
        </text:list-item>
      </text:list>
      <text:p text:style-name="Text_20_body">There’s something else of interest - flex points. <text:s/>If you look at a curve, some curves could “hold water” (this is called “concave up”), while others would only hold water if they were upside down (“concave down”). <text:s/>Places where it switches between concave up and concave down are called “flex points”. <text:s/>See the graphs in the book for more.</text:p>
      <text:p text:style-name="Text_20_body">Now you can try a few additional x values (in particular, ones between the zeros) to see what it does. Here’s what you should come up with:</text:p>
      <text:p text:style-name="Text_20_body"><draw:frame draw:style-name="fr1" draw:name="Object14" text:anchor-type="paragraph" svg:width="3.1484in" svg:height="2.752in" draw:z-index="0"><draw:object xlink:href="./Object 14" xlink:type="simple" xlink:show="embed" xlink:actuate="onLoad"/><draw:image xlink:href="./ObjectReplacements/Object 14" xlink:type="simple" xlink:show="embed" xlink:actuate="onLoad"/></draw:frame><text:soft-page-break/>Lesson 116 will continue with some useful tips.</text:p>
      <text:p text:style-name="Text_20_body">This lesson introduces a mathematical fact that is far more general: if pq=0, then p is 0, q is 0, or both are 0. <text:s/>This is called the “zero factor theorem”.</text:p>
      <text:h text:style-name="Heading_20_1" text:outline-level="1">Lesson 115: The Remainder Theorem</text:h>
      <text:p text:style-name="Text_20_body">This lesson is about an interesting oddity that you <text:span text:style-name="T3">may</text:span><text:span text:style-name="T5"> find useful in evaluating polynomials: It turns out that you can use polynomial division to evaluate the value of a polynomial!</text:span></text:p>
      <text:p text:style-name="Text_20_body">Let’s start with an example. <text:s/>Let’s say we have the polynomial f(x)=x<text:span text:style-name="T1">3</text:span>+2x<text:span text:style-name="T1">2</text:span>-x+1, and divide it by x-3. <text:s/>We will get a new polynomial and the remainder 43:</text:p>
      <text:p text:style-name="Text_20_body"><draw:frame draw:style-name="fr2" draw:name="Object1" text:anchor-type="as-char" svg:width="2.4484in" svg:height="0.4165in" draw:z-index="1"><draw:object xlink:href="./Object 1" xlink:type="simple" xlink:show="embed" xlink:actuate="onLoad"/><draw:image xlink:href="./ObjectReplacements/Object 1" xlink:type="simple" xlink:show="embed" xlink:actuate="onLoad"/></draw:frame>because <draw:frame draw:style-name="fr2" draw:name="Object11" text:anchor-type="as-char" svg:width="1.3717in" svg:height="0.598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Oddly enough, if we compute f(3), that will <text:span text:style-name="T3">also</text:span><text:span text:style-name="T5"> be 43:</text:span></text:p>
      <text:p text:style-name="P2"><draw:frame draw:style-name="fr2" draw:name="Object2" text:anchor-type="as-char" svg:width="3.0563in" svg:height="0.439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More generally, if you divide a polynomial f(x) by x-c, the remainder is the same as f(c); this is the remainder theorem.</text:p>
      <text:p text:style-name="Text_20_body">Here’s why this happens - imagine that we have two polynomials, P(x) and Q(x), where Q(x) is the result of dividing P(x) by x-c and throwing away the remainder:</text:p>
      <text:p text:style-name="Text_20_body"><draw:frame draw:style-name="fr2" draw:name="Object3" text:anchor-type="as-char" svg:width="4.2102in" svg:height="1.0362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(Strictly speaking, this proof is invalid because you can’t divide by zero. <text:s/>That can be easily solved by simply accepting the second step as your starting point, which would be equivalent... but then you might not see where it came from.)</text:p>
      <text:h text:style-name="Heading_20_1" text:outline-level="1"><text:soft-page-break/>Lesson 116: Region of Interest</text:h>
      <text:p text:style-name="Text_20_body">(This is a continuation of lesson 114.)</text:p>
      <text:p text:style-name="Text_20_body">There’s a simple trick for finding the “region of interest” for polynomials - that is, where interesting things like the roots, turning points, and flex points are:</text:p>
      <text:list xml:id="list30390773" text:style-name="L2">
        <text:list-item>
          <text:p text:style-name="P4">Divide the whole polynomial by the coefficient of the highest-degree term; the result is the normalized polynomial equation.</text:p>
        </text:list-item>
        <text:list-item>
          <text:p text:style-name="P4">Find the largest coefficient ignoring the sign (i.e., the absolute value), and add one to it; this is the radius of the region of interest.</text:p>
        </text:list-item>
      </text:list>
      <text:p text:style-name="Text_20_body">The “region of interest” is inside the circle whose center is the origin, and whose radius is the radius of the region of interest. <text:s/>All roots (real and complex) are within the circle; in addition, the x values of all the turning points and flex points are within the circle.</text:p>
      <text:p text:style-name="Text_20_body">For example, given:</text:p>
      <text:p text:style-name="Text_20_body"><text:tab/>2x<text:span text:style-name="T1">3</text:span> + 4x<text:span text:style-name="T1">2</text:span> - 6x +4</text:p>
      <text:p text:style-name="Text_20_body">We first create the normalized polynomial... in this case by dividing by 2 (the coefficient of x<text:span text:style-name="T1">3</text:span>):</text:p>
      <text:p text:style-name="Text_20_body"><text:tab/>x<text:span text:style-name="T1">3</text:span> + 2x<text:span text:style-name="T1">2</text:span> - 3x +2</text:p>
      <text:p text:style-name="Text_20_body">The largest coefficient, ignoring the sign, is 3. <text:s/>Thus a circle centered at the origin with radius 3+1=4 will contain all the polynomial roots, as well as the x values of its turning points and flex points.</text:p>
      <text:h text:style-name="Heading_20_1" text:outline-level="1">Lesson 117: Prime and Relatively Prime Numbers / Rational Roots Theorem</text:h>
      <text:h text:style-name="Heading_20_2" text:outline-level="2">Prime and Relatively Prime</text:h>
      <text:p text:style-name="Text_20_body">This section emphasizes definitions that you probably already know.</text:p>
      <text:p text:style-name="Text_20_body">Composite number: A counting number(1, 2,...) that can be expressed as the product of two other counting numbers both greater than 1. <text:s/>E.G., 12 is composite because 12=2x2x3.</text:p>
      <text:p text:style-name="Text_20_body">Prime number: A counting number that is not composite. <text:s/>E.G., 7 is prime because the only counting number product that produces 7 is 1x7.</text:p>
      <text:p text:style-name="Text_20_body">Relatively prime: Counting numbers whose only common factor is 1. <text:s/>E.G., 25 and 27 are relatively prime, even though neither one is a prime number (5x5 and 3x3x3).</text:p>
      <text:p text:style-name="Text_20_body">Fundamental theorem of arithmetic: Every time a counting number is written as a product of prime factors, the same factors must be used.</text:p>
      <text:h text:style-name="Heading_20_2" text:outline-level="2">Rational Roots Theorem</text:h>
      <text:p text:style-name="Text_20_body">Roots of polynomial f(x) are the value of x where f(x)=0; there’s an algorithm to find all rational roots.</text:p>
      <text:p text:style-name="Text_20_body">First, two useful facts to know:</text:p>
      <text:list xml:id="list30398010" text:style-name="L3">
        <text:list-item>
          <text:p text:style-name="P5">Every polynomial of degree n has exactly n roots (though the roots may duplicate).</text:p>
        </text:list-item>
        <text:list-item>
          <text:p text:style-name="P5">If a real polynomial (all coefficients are real) has a+bi as a root, then a-bi is also a root.</text:p>
        </text:list-item>
      </text:list>
      <text:p text:style-name="Text_20_body"><text:soft-page-break/>A shortcut to root-finding is the <text:span text:style-name="T3">rational root theorem,</text:span> which says that if you have a polynomial equation of the form ax<text:span text:style-name="T1">n</text:span> + ... +z = 0, where a is the coefficient of the highest-degree term, z is the constant, and <text:span text:style-name="T4">all</text:span><text:span text:style-name="T9"> coefficients (including z) are integers</text:span>, then <text:span text:style-name="T9">all</text:span> the rational roots (if any) have form:</text:p>
      <text:p text:style-name="Text_20_body"><draw:frame draw:style-name="fr2" draw:name="Object4" text:anchor-type="as-char" svg:width="2.8736in" svg:height="0.3929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So, you can simply create a list of all the possible rational roots, and then calculate the polynomial for each value to see if it produces 0... if it does, then it’s a root. <text:s/>Note: If the polynomial equation includes non-integers, just multiply both sides by some number to <text:span text:style-name="T3">make</text:span> all the coefficients integers.</text:p>
      <text:p text:style-name="Text_20_body">Of course, this doesn’t tell you if there <text:span text:style-name="T3">are</text:span> rational roots; some or all may be irrational or complex. <text:s/>But it can help, and this works with any power. <text:s/>The quadratic equation can find the roots for any polynomial of degree 2, but it won’t help beyond 2. <text:s/>What’s more, once you find the rational roots, that can help you factor the polynomial into something smaller, which may be the key to the rest. <text:s/>E.G., if “5” is a root, then the whole polynomial = (x-5)(something else); that means you can divide the equation by x-5 and see what’s left to factor.</text:p>
      <text:p text:style-name="Text_20_body">So for 12x<text:span text:style-name="T1">8</text:span>+5x<text:span text:style-name="T1">2</text:span>+2=0, using this approach, we can list the possible rational roots as:</text:p>
      <text:p text:style-name="Text_20_body"><draw:frame draw:style-name="fr2" draw:name="Object5" text:anchor-type="as-char" svg:width="5.1693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The “skipping duplicates” is where combinations are skipped because they are duplicate values we’ve already listed. <text:s/>E.G., 2/2 is a possible combination, but 2/2 equals 1 and we already listed that. <text:s/>To see if any are an <text:span text:style-name="T3">actual</text:span><text:span text:style-name="T5"> root, insert them into the original polynomial and see if they evaluate to zero. <text:s/>Use the remainder theorem (lesson 115, above) to do that quickly, and you can quickly find rational roots!</text:span></text:p>
      <text:p text:style-name="Text_20_body"><text:span text:style-name="T4">Aside:</text:span><text:span text:style-name="T5"> The general approaches to polynomials in this lesson and others (such as114 and 116) exist because as polynomial degrees get larger, exact solutions are </text:span><text:span text:style-name="T3">much</text:span><text:span text:style-name="T5"> harder. <text:s/>The quadratic equation is a single equation which solves polynomials of degree 2. <text:s/>In 1824, Niels Henrik Abel proved that there can be </text:span><text:span text:style-name="T3">no</text:span><text:span text:style-name="T5"> general formula (involving only the arithmetical operations and radicals) for the roots of a polynomial of degree 5 or greater in terms of its coefficients (this is the “Abel-Ruffini theorem”). <text:s/>There </text:span><text:span text:style-name="T3">are</text:span><text:span text:style-name="T5"> equations that solve polynomials for degrees 3 and 4, and they’ve been known for hundreds of years, but they are </text:span><text:span text:style-name="T3">much</text:span><text:span text:style-name="T5"> more complicated.</text:span><text:span text:style-name="T3"> </text:span><text:span text:style-name="T5">I do not expect you to memorize those – they’re the kind of thing you look up if you need them. <text:s/>For example, here’s the general equation for degree 3:</text:span></text:p>
      <text:p text:style-name="Text_20_body"><text:span text:style-name="T5"><text:tab/>f(x) = ax</text:span><text:span text:style-name="T2">3</text:span><text:span text:style-name="T5">+bx</text:span><text:span text:style-name="T2">2</text:span><text:span text:style-name="T5">+cx+d</text:span></text:p>
      <text:p text:style-name="Text_20_body">You can factor it into <text:span text:style-name="T3">a(x-x</text:span><text:span text:style-name="T8">1</text:span><text:span text:style-name="T3">)(x-x</text:span><text:span text:style-name="T8">2</text:span><text:span text:style-name="T3">)(x-x</text:span><text:span text:style-name="T8">3</text:span><text:span text:style-name="T3">)</text:span> by finding the roots x<text:span text:style-name="T7">1</text:span>, x<text:span text:style-name="T7">2</text:span>, and x<text:span text:style-name="T7">3</text:span> this way:</text:p>
      <text:p text:style-name="Text_20_body"><draw:frame draw:style-name="fr2" draw:name="Object6" text:anchor-type="as-char" svg:width="5.752in" svg:height="1.1161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Text_20_body">Again, I do <text:span text:style-name="T3">not</text:span><text:span text:style-name="T5"> expect you to memorize this solution for degree 3!! <text:s/>I show this only to show that things get complicated quickly as the degrees get larger. <text:s/>That is why general approaches, that work with polynomials of arbitrary degree, are nee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draw:stroke-dash draw:name="_32__20_Dots_20_1_20_Dash" draw:display-name="2 Dots 1 Dash" draw:style="rect" draw:dots1="2" draw:dots2="1" draw:dots2-length="0.0799in" draw:distance="0.0799in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 of <text:page-count>4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A. Wheeler</meta:initial-creator>
    <meta:creation-date>2007-09-03T22:43:21</meta:creation-date>
    <dc:creator>David A. Wheeler</dc:creator>
    <dc:date>2009-04-14T10:46:26.26</dc:date>
    <meta:printed-by>David A. Wheeler</meta:printed-by>
    <meta:print-date>2008-03-02T22:36:41</meta:print-date>
    <meta:editing-cycles>400</meta:editing-cycles>
    <meta:editing-duration>PT70H35M54S</meta:editing-duration>
    <meta:document-statistic meta:table-count="1" meta:image-count="0" meta:object-count="8" meta:page-count="4" meta:paragraph-count="88" meta:word-count="1581" meta:character-count="89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row>
              <math:msup>
                <math:mi>x</math:mi>
                <math:mn>3</math:mn>
              </math:msup>
              <math:mo math:stretchy="false">+</math:mo>
              <math:msup>
                <math:mn>2x</math:mn>
                <math:mn>2</math:mn>
              </math:msup>
            </math:mrow>
            <math:mo math:stretchy="false">−</math:mo>
            <math:mi>x</math:mi>
          </math:mrow>
          <math:mo math:stretchy="false">+</math:mo>
          <math:mn>1</math:mn>
        </math:mrow>
        <math:mrow>
          <math:mi>x</math:mi>
          <math:mo math:stretchy="false">−</math:mo>
          <math:mn>3</math:mn>
        </math:mrow>
      </math:mfrac>
      <math:mo math:stretchy="false">=</math:mo>
      <math:mrow>
        <math:mrow>
          <math:mrow>
            <math:msup>
              <math:mi>x</math:mi>
              <math:mn>2</math:mn>
            </math:msup>
            <math:mo math:stretchy="false">+</math:mo>
            <math:mn>5x</math:mn>
          </math:mrow>
          <math:mo math:stretchy="false">+</math:mo>
          <math:mn>14</math:mn>
        </math:mrow>
        <math:mo math:stretchy="false">+</math:mo>
        <math:mfrac>
          <math:mn>43</math:mn>
          <math:mrow>
            <math:mi>x</math:mi>
            <math:mo math:stretchy="false">−</math:mo>
            <math:mn>3</math:mn>
          </math:mrow>
        </math:mfrac>
      </math:mrow>
    </math:mrow>
    <math:annotation math:encoding="StarMath 5.0">{x^3 + 2x^2 -x + 1} over {x - 3} = x^2+5x+14 + {43 over {x - 3}}</math:annotation>
  </math:semantics>
</math: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997cm" svg:height="6.99cm" chart:class="chart:scatter" chart:style-name="ch1">
        <chart:plot-area chart:style-name="ch2" chart:data-source-has-labels="both" svg:x="0.157cm" svg:y="0.138cm" svg:width="7.677cm" svg:height="6.71cm">
          <chart:axis chart:dimension="x" chart:name="primary-x" chart:style-name="ch3">
            <chart:categories table:cell-range-address="local-table.$A$2:.$A$22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0.75">
                <text:p>-0.75</text:p>
              </table:table-cell>
              <table:table-cell office:value-type="float" office:value="7.734375">
                <text:p>7.73437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0.5">
                <text:p>-0.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0.25">
                <text:p>-0.25</text:p>
              </table:table-cell>
              <table:table-cell office:value-type="float" office:value="1.828125">
                <text:p>1.82812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25">
                <text:p>0.25</text:p>
              </table:table-cell>
              <table:table-cell office:value-type="float" office:value="-1.203125">
                <text:p>-1.20312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5">
                <text:p>0.5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75">
                <text:p>0.75</text:p>
              </table:table-cell>
              <table:table-cell office:value-type="float" office:value="-2.109375">
                <text:p>-2.10937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.25">
                <text:p>1.25</text:p>
              </table:table-cell>
              <table:table-cell office:value-type="float" office:value="-1.640625">
                <text:p>-1.64062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.5">
                <text:p>1.5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.75">
                <text:p>1.75</text:p>
              </table:table-cell>
              <table:table-cell office:value-type="float" office:value="-0.546875">
                <text:p>-0.54687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.25">
                <text:p>2.25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2.5">
                <text:p>2.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.75">
                <text:p>2.7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3.25">
                <text:p>3.25</text:p>
              </table:table-cell>
              <table:table-cell office:value-type="float" office:value="-1.015625">
                <text:p>-1.01562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3.5">
                <text:p>3.5</text:p>
              </table:table-cell>
              <table:table-cell office:value-type="float" office:value="-2.625">
                <text:p>-2.625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3.75">
                <text:p>3.75</text:p>
              </table:table-cell>
              <table:table-cell office:value-type="float" office:value="-4.921875">
                <text:p>-4.921875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row>
                <math:mrow>
                  <math:msup>
                    <math:mi>x</math:mi>
                    <math:mn>3</math:mn>
                  </math:msup>
                  <math:mo math:stretchy="false">+</math:mo>
                  <math:msup>
                    <math:mn>2x</math:mn>
                    <math:mn>2</math:mn>
                  </math:msup>
                </math:mrow>
                <math:mo math:stretchy="false">−</math:mo>
                <math:mi>x</math:mi>
              </math:mrow>
              <math:mo math:stretchy="false">+</math:mo>
              <math:mn>1</math:mn>
            </math:mrow>
          </math:mrow>
        </math:mrow>
      </math:mtr>
      <math:mtr>
        <math:mrow>
          <math:mi>f</math:mi>
          <math:mrow>
            <math:mrow>
              <math:mrow>
                <math:mrow>
                  <math:mo math:stretchy="false">(</math:mo>
                  <math:mn>3</math:mn>
                  <math:mo math:stretchy="false">)</math:mo>
                </math:mrow>
                <math:mo math:stretchy="false">=</math:mo>
                <math:mrow>
                  <math:mrow>
                    <math:msup>
                      <math:mn>3</math:mn>
                      <math:mn>3</math:mn>
                    </math:msup>
                    <math:mo math:stretchy="false">+</math:mo>
                    <math:mn>2</math:mn>
                  </math:mrow>
                  <math:mrow>
                    <math:mrow>
                      <math:msup>
                        <math:mrow>
                          <math:mo math:stretchy="false">(</math:mo>
                          <math:mn>3</math:mn>
                          <math:mo math:stretchy="false">)</math:mo>
                        </math:mrow>
                        <math:mn>2</math:mn>
                      </math:msup>
                      <math:mo math:stretchy="false">−</math:mo>
                      <math:mrow>
                        <math:mo math:stretchy="false">(</math:mo>
                        <math:mn>3</math:mn>
                        <math:mo math:stretchy="false">)</math:mo>
                      </math:mrow>
                    </math:mrow>
                    <math:mo math:stretchy="false">+</math:mo>
                    <math:mn>1</math:mn>
                  </math:mrow>
                </math:mrow>
              </math:mrow>
              <math:mo math:stretchy="false">=</math:mo>
              <math:mrow>
                <math:mrow>
                  <math:mrow>
                    <math:mn>27</math:mn>
                    <math:mo math:stretchy="false">+</math:mo>
                    <math:mn>18</math:mn>
                  </math:mrow>
                  <math:mo math:stretchy="false">−</math:mo>
                  <math:mn>3</math:mn>
                </math:mrow>
                <math:mo math:stretchy="false">+</math:mo>
                <math:mn>1</math:mn>
              </math:mrow>
            </math:mrow>
            <math:mo math:stretchy="false">=</math:mo>
            <math:mn>43</math:mn>
          </math:mrow>
        </math:mrow>
      </math:mtr>
    </math:mtable>
    <math:annotation math:encoding="StarMath 5.0">f(x) = {x^3 + 2x^2 -x + 1} newline
f(3) = {3^3 + 2(3)^2 -(3) + 1} = 27+18-3+1 = 43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frac>
                <math:mrow>
                  <math:mi>P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  <math:mrow>
                  <math:mi>x</math:mi>
                  <math:mo math:stretchy="false">−</math:mo>
                  <math:mi>c</math:mi>
                </math:mrow>
              </math:mfrac>
              <math:mo math:stretchy="false">=</math:mo>
              <math:mi>Q</math:mi>
            </math:mrow>
            <math:mrow>
              <math:mrow>
                <math:mo math:stretchy="false">(</math:mo>
                <math:mi>x</math:mi>
                <math:mo math:stretchy="false">)</math:mo>
              </math:mrow>
              <math:mo math:stretchy="false">+</math:mo>
              <math:mfrac>
                <math:mi>r</math:mi>
                <math:mrow>
                  <math:mi>x</math:mi>
                  <math:mo math:stretchy="false">−</math:mo>
                  <math:mi>c</math:mi>
                </math:mrow>
              </math:mfrac>
            </math:mrow>
          </math:mrow>
        </math:mtd>
        <math:mtd>
          <math:mrow>
            <math:mstyle math:fontstyle="italic">
              <math:mrow>
                <math:mtext>Given</math:mtext>
              </math:mrow>
            </math:mstyle>
          </math:mrow>
        </math:mtd>
      </math:mtr>
      <math:mtr>
        <math:mtd>
          <math:mrow>
            <math:mi>P</math:mi>
            <math:mrow>
              <math:mrow>
                <math:mo math:stretchy="false">(</math:mo>
                <math:mi>x</math:mi>
                <math:mo math:stretchy="false">)</math:mo>
              </math:mrow>
              <math:mo math:stretchy="false">=</math:mo>
              <math:mi>Q</math:mi>
            </math:mrow>
            <math:mrow>
              <math:mo math:stretchy="false">(</math:mo>
              <math:mi>x</math:mi>
              <math:mo math:stretchy="false">)</math:mo>
            </math:mrow>
            <math:mrow>
              <math:mrow>
                <math:mo math:stretchy="false">(</math:mo>
                <math:mrow>
                  <math:mi>x</math:mi>
                  <math:mo math:stretchy="false">−</math:mo>
                  <math:mi>c</math:mi>
                </math:mrow>
                <math:mo math:stretchy="false">)</math:mo>
              </math:mrow>
              <math:mo math:stretchy="false">+</math:mo>
              <math:mi>r</math:mi>
            </math:mrow>
          </math:mrow>
        </math:mtd>
        <math:mtd>
          <math:mrow>
            <math:mstyle math:fontstyle="italic">
              <math:mrow>
                <math:mtext>Multiply by x-c</math:mtext>
              </math:mrow>
            </math:mstyle>
          </math:mrow>
        </math:mtd>
      </math:mtr>
      <math:mtr>
        <math:mtd>
          <math:mrow>
            <math:mi>P</math:mi>
            <math:mrow>
              <math:mrow>
                <math:mo math:stretchy="false">(</math:mo>
                <math:mi>c</math:mi>
                <math:mo math:stretchy="false">)</math:mo>
              </math:mrow>
              <math:mo math:stretchy="false">=</math:mo>
              <math:mi>Q</math:mi>
            </math:mrow>
            <math:mrow>
              <math:mo math:stretchy="false">(</math:mo>
              <math:mi>c</math:mi>
              <math:mo math:stretchy="false">)</math:mo>
            </math:mrow>
            <math:mrow>
              <math:mrow>
                <math:mo math:stretchy="false">(</math:mo>
                <math:mrow>
                  <math:mi>c</math:mi>
                  <math:mo math:stretchy="false">−</math:mo>
                  <math:mi>c</math:mi>
                </math:mrow>
                <math:mo math:stretchy="false">)</math:mo>
              </math:mrow>
              <math:mo math:stretchy="false">+</math:mo>
              <math:mi>r</math:mi>
            </math:mrow>
          </math:mrow>
        </math:mtd>
        <math:mtd>
          <math:mrow>
            <math:mstyle math:fontstyle="italic">
              <math:mrow>
                <math:mtext>This is what happens if x=c</math:mtext>
              </math:mrow>
            </math:mstyle>
          </math:mrow>
        </math:mtd>
      </math:mtr>
      <math:mtr>
        <math:mtd>
          <math:mrow>
            <math:mi>P</math:mi>
            <math:mrow>
              <math:mrow>
                <math:mo math:stretchy="false">(</math:mo>
                <math:mi>c</math:mi>
                <math:mo math:stretchy="false">)</math:mo>
              </math:mrow>
              <math:mo math:stretchy="false">=</math:mo>
              <math:mi>r</math:mi>
            </math:mrow>
          </math:mrow>
        </math:mtd>
        <math:mtd>
          <math:mrow>
            <math:mstyle math:fontstyle="italic">
              <math:mrow>
                <math:mtext>c-c is zero, zero times anything is zero</math:mtext>
              </math:mrow>
            </math:mstyle>
          </math:mrow>
        </math:mtd>
      </math:mtr>
    </math:mtable>
    <math:annotation math:encoding="StarMath 5.0">matrix{
{P(x)} over {x-c} = Q(x) + r over {x-c} # alignl italic "Given" ## 
P(x) = Q(x) (x-c) + r # alignl italic "Multiply by x-c" ##
P(c) = Q(c) (c-c) + r # alignl italic "This is what happens if x=c" ##
P(c) = r # alignl italic "c-c is zero, zero times anything is zero"
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Rational</math:mi>
      <math:mrow>
        <math:mi math:fontstyle="italic">roots</math:mi>
        <math:mo math:stretchy="false">=</math:mo>
        <math:mrow>
          <math:mo math:stretchy="false">±</math:mo>
          <math:mfrac>
            <math:mrow>
              <math:mi math:fontstyle="italic">factors</math:mi>
              <math:mi math:fontstyle="italic">of</math:mi>
              <math:mi math:fontstyle="italic">constant</math:mi>
              <math:mi>z</math:mi>
            </math:mrow>
            <math:mrow>
              <math:mi math:fontstyle="italic">factors</math:mi>
              <math:mi math:fontstyle="italic">of</math:mi>
              <math:mi math:fontstyle="italic">coefficient</math:mi>
              <math:mi>a</math:mi>
            </math:mrow>
          </math:mfrac>
        </math:mrow>
      </math:mrow>
    </math:mrow>
    <math:annotation math:encoding="StarMath 5.0">Rational roots = +- {{factors of constant z} over {factors of coefficient a}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±</math:mo>
            <math:mrow>
              <math:mtext>{</math:mtext>
              <math:mn>1,</math:mn>
              <math:mn>2</math:mn>
              <math:mtext>}</math:mtext>
            </math:mrow>
          </math:mrow>
          <math:mrow>
            <math:mtext>{</math:mtext>
            <math:mn>1,</math:mn>
            <math:mn>2,</math:mn>
            <math:mn>3,</math:mn>
            <math:mn>4,</math:mn>
            <math:mn>6,</math:mn>
            <math:mn>12</math:mn>
            <math:mtext>}</math:mtext>
          </math:mrow>
        </math:mfrac>
        <math:mo math:stretchy="false">=</math:mo>
        <math:mrow>
          <math:mrow>
            <math:mo math:stretchy="false">±</math:mo>
            <math:mn>1,</math:mn>
          </math:mrow>
          <math:mo math:stretchy="false">±</math:mo>
          <math:mfrac>
            <math:mn>1</math:mn>
            <math:mn>2</math:mn>
          </math:mfrac>
        </math:mrow>
      </math:mrow>
      <math:mrow>
        <math:mi>,</math:mi>
        <math:mo math:stretchy="false">±</math:mo>
        <math:mfrac>
          <math:mn>1</math:mn>
          <math:mn>3</math:mn>
        </math:mfrac>
      </math:mrow>
      <math:mrow>
        <math:mi>,</math:mi>
        <math:mo math:stretchy="false">±</math:mo>
        <math:mfrac>
          <math:mn>1</math:mn>
          <math:mn>4</math:mn>
        </math:mfrac>
      </math:mrow>
      <math:mrow>
        <math:mi>,</math:mi>
        <math:mo math:stretchy="false">±</math:mo>
        <math:mfrac>
          <math:mn>1</math:mn>
          <math:mn>6</math:mn>
        </math:mfrac>
      </math:mrow>
      <math:mrow>
        <math:mi>,</math:mi>
        <math:mo math:stretchy="false">±</math:mo>
        <math:mfrac>
          <math:mn>1</math:mn>
          <math:mn>12</math:mn>
        </math:mfrac>
      </math:mrow>
      <math:mrow>
        <math:mi>,</math:mi>
        <math:mo math:stretchy="false">±</math:mo>
        <math:mn>2,</math:mn>
      </math:mrow>
      <math:mtext>(</math:mtext>
      <math:mi math:fontstyle="italic">skipping</math:mi>
      <math:mi math:fontstyle="italic">duplicates</math:mi>
      <math:mrow>
        <math:mtext>)</math:mtext>
        <math:mo math:stretchy="false">±</math:mo>
        <math:mfrac>
          <math:mn>2</math:mn>
          <math:mn>3</math:mn>
        </math:mfrac>
      </math:mrow>
    </math:mrow>
    <math:annotation math:encoding="StarMath 5.0">+- { "{" 1, 2 "}" } over { "{" 1, 2, 3, 4, 6, 12 "}" } =
+- 1, +- 1 over 2 , +- 1 over 3 , +- 1 over 4 , +- 1 over 6 , +- 1 over 12 ,
+- 2, "(" skipping duplicates ")" +- 2 over 3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 </math:mtext>
          <math:mrow>
            <math:mi>q</math:mi>
            <math:mo math:stretchy="false">=</math:mo>
            <math:mfrac>
              <math:mrow>
                <math:mn>3ac</math:mn>
                <math:mo math:stretchy="false">−</math:mo>
                <math:msup>
                  <math:mi>b</math:mi>
                  <math:mn>2</math:mn>
                </math:msup>
              </math:mrow>
              <math:msup>
                <math:mn>9a</math:mn>
                <math:mn>2</math:mn>
              </math:msup>
            </math:mfrac>
          </math:mrow>
          <math:mtext>and</math:mtext>
          <math:mrow>
            <math:mi>r</math:mi>
            <math:mo math:stretchy="false">=</math:mo>
            <math:mfrac>
              <math:mrow>
                <math:mrow>
                  <math:mn>9abc</math:mn>
                  <math:mo math:stretchy="false">−</math:mo>
                  <math:msup>
                    <math:mn>27a</math:mn>
                    <math:mn>2</math:mn>
                  </math:msup>
                </math:mrow>
                <math:mrow>
                  <math:mi>d</math:mi>
                  <math:mo math:stretchy="false">−</math:mo>
                  <math:msup>
                    <math:mn>2b</math:mn>
                    <math:mn>3</math:mn>
                  </math:msup>
                </math:mrow>
              </math:mrow>
              <math:msup>
                <math:mn>54a</math:mn>
                <math:mn>3</math:mn>
              </math:msup>
            </math:mfrac>
          </math:mrow>
        </math:mrow>
      </math:mtr>
      <math:mtr>
        <math:mrow>
          <math:mtext>Let </math:mtext>
          <math:mrow>
            <math:mi>s</math:mi>
            <math:mo math:stretchy="false">=</math:mo>
            <math:mroot>
              <math:mrow>
                <math:mi>r</math:mi>
                <math:mo math:stretchy="false">+</math:mo>
                <math:msqrt>
                  <math:mrow>
                    <math:mo math:stretchy="false">(</math:mo>
                    <math:mrow>
                      <math:msup>
                        <math:mi>q</math:mi>
                        <math:mn>3</math:mn>
                      </math:msup>
                      <math:mo math:stretchy="false">+</math:mo>
                      <math:msup>
                        <math:mi>r</math:mi>
                        <math:mn>2</math:mn>
                      </math:msup>
                    </math:mrow>
                    <math:mo math:stretchy="false">)</math:mo>
                  </math:mrow>
                </math:msqrt>
              </math:mrow>
              <math:mn>3</math:mn>
            </math:mroot>
          </math:mrow>
          <math:mtext>and</math:mtext>
          <math:mrow>
            <math:mi>t</math:mi>
            <math:mo math:stretchy="false">=</math:mo>
            <math:mroot>
              <math:mrow>
                <math:mi>r</math:mi>
                <math:mo math:stretchy="false">−</math:mo>
                <math:msqrt>
                  <math:mrow>
                    <math:mo math:stretchy="false">(</math:mo>
                    <math:mrow>
                      <math:msup>
                        <math:mi>q</math:mi>
                        <math:mn>3</math:mn>
                      </math:msup>
                      <math:mo math:stretchy="false">+</math:mo>
                      <math:msup>
                        <math:mi>r</math:mi>
                        <math:mn>2</math:mn>
                      </math:msup>
                    </math:mrow>
                    <math:mo math:stretchy="false">)</math:mo>
                  </math:mrow>
                </math:msqrt>
              </math:mrow>
              <math:mn>3</math:mn>
            </math:mroot>
          </math:mrow>
        </math:mrow>
      </math:mtr>
      <math:mtr>
        <math:mrow>
          <math:mtext>Then </math:mtext>
          <math:mrow>
            <math:msub>
              <math:mi>x</math:mi>
              <math:mn>1</math:mn>
            </math:msub>
            <math:mo math:stretchy="false">=</math:mo>
            <math:mrow>
              <math:mrow>
                <math:mi>s</math:mi>
                <math:mo math:stretchy="false">+</math:mo>
                <math:mi>t</math:mi>
              </math:mrow>
              <math:mo math:stretchy="false">−</math:mo>
              <math:mfrac>
                <math:mi>b</math:mi>
                <math:mn>3a</math:mn>
              </math:mfrac>
            </math:mrow>
          </math:mrow>
          <math:mtext>, </math:mtext>
          <math:mrow>
            <math:msub>
              <math:mi>x</math:mi>
              <math:mn>2</math:mn>
            </math:msub>
            <math:mo math:stretchy="false">=</math:mo>
            <math:mrow>
              <math:mo math:stretchy="false">−</math:mo>
              <math:mfrac>
                <math:mn>1</math:mn>
                <math:mn>2</math:mn>
              </math:mfrac>
            </math:mrow>
          </math:mrow>
          <math:mrow>
            <math:mrow>
              <math:mrow>
                <math:mo math:stretchy="false">(</math:mo>
                <math:mrow>
                  <math:mi>s</math:mi>
                  <math:mo math:stretchy="false">+</math:mo>
                  <math:mi>t</math:mi>
                </math:mrow>
                <math:mo math:stretchy="false">)</math:mo>
              </math:mrow>
              <math:mo math:stretchy="false">−</math:mo>
              <math:mfrac>
                <math:mi>b</math:mi>
                <math:mn>3a</math:mn>
              </math:mfrac>
            </math:mrow>
            <math:mo math:stretchy="false">+</math:mo>
            <math:mfrac>
              <math:msqrt>
                <math:mn>3</math:mn>
              </math:msqrt>
              <math:mn>2</math:mn>
            </math:mfrac>
          </math:mrow>
          <math:mrow>
            <math:mo math:stretchy="false">(</math:mo>
            <math:mrow>
              <math:mi>s</math:mi>
              <math:mo math:stretchy="false">−</math:mo>
              <math:mi>t</math:mi>
            </math:mrow>
            <math:mo math:stretchy="false">)</math:mo>
          </math:mrow>
          <math:mi>i</math:mi>
          <math:mtext>, </math:mtext>
          <math:mrow>
            <math:msub>
              <math:mi>x</math:mi>
              <math:mn>3</math:mn>
            </math:msub>
            <math:mo math:stretchy="false">=</math:mo>
            <math:mrow>
              <math:mo math:stretchy="false">−</math:mo>
              <math:mfrac>
                <math:mn>1</math:mn>
                <math:mn>2</math:mn>
              </math:mfrac>
            </math:mrow>
          </math:mrow>
          <math:mrow>
            <math:mrow>
              <math:mrow>
                <math:mo math:stretchy="false">(</math:mo>
                <math:mrow>
                  <math:mi>s</math:mi>
                  <math:mo math:stretchy="false">+</math:mo>
                  <math:mi>t</math:mi>
                </math:mrow>
                <math:mo math:stretchy="false">)</math:mo>
              </math:mrow>
              <math:mo math:stretchy="false">−</math:mo>
              <math:mfrac>
                <math:mi>b</math:mi>
                <math:mn>3a</math:mn>
              </math:mfrac>
            </math:mrow>
            <math:mo math:stretchy="false">−</math:mo>
            <math:mfrac>
              <math:msqrt>
                <math:mn>3</math:mn>
              </math:msqrt>
              <math:mn>2</math:mn>
            </math:mfrac>
          </math:mrow>
          <math:mrow>
            <math:mo math:stretchy="false">(</math:mo>
            <math:mrow>
              <math:mi>s</math:mi>
              <math:mo math:stretchy="false">−</math:mo>
              <math:mi>t</math:mi>
            </math:mrow>
            <math:mo math:stretchy="false">)</math:mo>
          </math:mrow>
          <math:mi>i</math:mi>
        </math:mrow>
      </math:mtr>
    </math:mtable>
    <math:annotation math:encoding="StarMath 5.0">"Let " q = {3ac - b^2} over {9a^2} "and" r = {9abc - 27a^2 d - 2b^3} over {54a^3} newline
"Let " s = nroot{3}{r + sqrt(q^3+r^2) } "and" t = nroot{3}{r - sqrt(q^3+r^2) } newline
"Then " x_1 = s + t - b over 3a ", "
x_2 = - {1 over 2} (s+t) - {b over {3a}} + {sqrt{3} over 2} (s-t) i ", "
x_3 = - {1 over 2} (s+t) - {b over {3a}} - {sqrt{3} over 2} (s-t) i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under math:accentunder="true">
            <math:mrow>
              <math:mn>3</math:mn>
              <math:mstyle math:fontweight="bold">
                <math:mrow>
                  <math:mtext>|</math:mtext>
                </math:mrow>
              </math:mstyle>
            </math:mrow>
            <math:mo>̲</math:mo>
          </math:munder>
        </math:mtd>
        <math:mtd>
          <math:mn>1</math:mn>
        </math:mtd>
        <math:mtd>
          <math:mn>2</math:mn>
        </math:mtd>
        <math:mtd>
          <math:mrow>
            <math:mrow>
              <math:mo math:stretchy="false">−</math:mo>
              <math:mn>1</math:mn>
            </math:mrow>
          </math:mrow>
        </math:mtd>
        <math:mtd>
          <math:mrow>
            <math:mn>1</math:mn>
          </math:mrow>
        </math:mtd>
      </math:mtr>
      <math:mtr>
        <math:mtd>
          <math:mtext/>
        </math:mtd>
        <math:mtd>
          <math:mo math:stretchy="false">↓</math:mo>
        </math:mtd>
        <math:mtd>
          <math:mn>3</math:mn>
        </math:mtd>
        <math:mtd>
          <math:mrow>
            <math:mn>15</math:mn>
          </math:mrow>
        </math:mtd>
        <math:mtd>
          <math:mrow>
            <math:mn>42</math:mn>
          </math:mrow>
        </math:mtd>
      </math:mtr>
      <math:mtr>
        <math:mtd>
          <math:mtext/>
        </math:mtd>
        <math:mtd>
          <math:mover math:accent="true">
            <math:mn>1</math:mn>
            <math:mo>¯</math:mo>
          </math:mover>
        </math:mtd>
        <math:mtd>
          <math:mover math:accent="true">
            <math:mn>5</math:mn>
            <math:mo>¯</math:mo>
          </math:mover>
        </math:mtd>
        <math:mtd>
          <math:mover math:accent="true">
            <math:mrow>
              <math:mn>14</math:mn>
            </math:mrow>
            <math:mo>¯</math:mo>
          </math:mover>
        </math:mtd>
        <math:mtd>
          <math:mover math:accent="true">
            <math:mrow>
              <math:mn>43</math:mn>
            </math:mrow>
            <math:mo>¯</math:mo>
          </math:mover>
        </math:mtd>
      </math:mtr>
    </math:mtable>
    <math:annotation math:encoding="StarMath 5.0">matrix { underline {3 bold "|"} # 1            # 2 # alignr -1  # alignr 1    ##
         ""                      # downarrow   # 3 # alignr 15  # alignr 42   ##
         ""                      # overline 1  # overline 5 # overline {alignr 14} # overline {alignr 43}
         }
         </math:annotation>
  </math:semantics>
</math:math>
</file>